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e9e28"/>
    </style:style>
    <style:style style:name="P2" style:family="paragraph" style:parent-style-name="Standard">
      <style:text-properties fo:font-weight="bold" officeooo:rsid="001f1a77" officeooo:paragraph-rsid="001f1a77" style:font-weight-asian="bold" style:font-weight-complex="bold"/>
    </style:style>
    <style:style style:name="T1" style:family="text">
      <style:text-properties officeooo:rsid="001e9e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ilės suderinamumas pagal zodiako ženklus</text:p>
      <text:p text:style-name="Standard"/>
      <text:p text:style-name="Standard"><text:span text:style-name="T1">N</text:span>esvarbu, ar esate įsitikinę, kad jūsų likimas yra kosmoso rankose, ar esate šiek tiek skeptiškesni žvaigždžių atžvilgiu, kartais skaityti mūsų horoskopus ir apskritai apie Zodiaką yra tiesiog smagu - ypač kai esate įsimylėjimo etape, kai visą laiką jaučiate drugelius pilve, arba kai jau turite kelis solidžius pasimatymus su perspektyviu kandidatu.</text:p>
      <text:p text:style-name="Standard"/>
      <text:p text:style-name="Standard">Dauguma iš mūsų jaučiasi kalti, kad įsimylėję ką nors iš karto kreipiasi į astrologiją, kad įvertintų suderinamumą su potencialiu būsimu partneriu ir nuspėtų romano likimą dar prieš tai, kai jis iš tikrųjų užsimezga. Aš, pavyzdžiui, begėdiškai prisipažįstu, kad beveik kiekvieną kartą, kai į mano akiratį patenka naujas žmogus, pasitikrinu savo astrologinį gimtadienio žemėlapį, kad sužinočiau, ar esame sielos draugai, ar žvaigždžių susikryžiavę meilužiai (gerai, gal tai šiek tiek dramatiška, bet tikrinu tiesiog dėl įdomumo, kad sužinočiau, kas mūsų laukia pagal žvaigždes).</text:p>
      <text:p text:style-name="Standard"/>
      <text:p text:style-name="Standard">Nors akivaizdu, kad yra begalė nenuspėjamų veiksnių, darančių įtaką tarpasmeninių ir romantinių santykių suderinamumui, daugelis astrologijos aistruolių, norėdami sužinoti, kaip bendrauti, dažnai vadovaujasi tam tikrų Zodiako ženklų harmonijos ir pusiausvyros ženklais, o tai gali būti naudinga kiekvienam, nesvarbu, ar jums patinka horoskopai, ar manote, kad visa tai yra triukas. Nepriklausomai nuo to, ar nuspręsite skaityti, ar ne, sužinosite, kad kai kurie Zodiako ženklai yra Zodiako priešingybės, tačiau kartais šie skirtumai gali puikiai subalansuoti vienas kitą.</text:p>
      <text:p text:style-name="Standard"/>
      <text:p text:style-name="P1">Kas nenori meilės savo gyvenime. Tai nuostabiausias jausmas, o kai jį pajunti, niekada nenori prarasti tos kibirkšties, kuri jus suvedė. Tačiau meilė taip pat gali būti klastinga. Priklausomai nuo jūsų ir jūsų partnerio, galite susidurti su įvairiais sunkumais, pagrįstais jūsų individualiomis savybėmis.<text:span text:style-name="T1">Š</text:span>iek tiek įžvalgų apie tai, kaip mąsto jūsų partneris, gali padėti sušvelninti visus nelygumus. Todėl parengiau keletą patarimų apie Zodiako meilės suderinamumą. Susitikinėjate su kietakačiu Jaučiu? O gal emocionaliomis Žuvimis? Štai keletas įžvalgų apie tai, ko jiems reikia santykiuose.</text:p>
      <text:p text:style-name="P1"/>
      <text:p text:style-name="Standard"><text:span text:style-name="T1">J</text:span>os gali pasitarnauti bent kaip geras būdas sužinoti apie galimus bendravimo stilius ir vienas kito stipriąsias bei silpnąsias puses, kurios kaip tik gali padėti geriau suprasti kitą žmogų ir taip sumažinti įtampą ir nesusikalbėjimą.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4T21:41:30.531000000</dc:date>
    <meta:editing-duration>PT3M10S</meta:editing-duration>
    <meta:editing-cycles>3</meta:editing-cycles>
    <meta:generator>LibreOffice/7.1.3.2$Windows_X86_64 LibreOffice_project/47f78053abe362b9384784d31a6e56f8511eb1c1</meta:generator>
    <meta:document-statistic meta:table-count="0" meta:image-count="0" meta:object-count="0" meta:page-count="1" meta:paragraph-count="6" meta:word-count="325" meta:character-count="2366" meta:non-whitespace-character-count="2046"/>
  </office:meta>
</office:document-meta>
</file>